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552e" officeooo:paragraph-rsid="000f552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#</text:p>
      <text:p text:style-name="P1"># 2048 bit OpenVPN static key</text:p>
      <text:p text:style-name="P1">#</text:p>
      <text:p text:style-name="P1">-----BEGIN OpenVPN Static key V1-----</text:p>
      <text:p text:style-name="P1">a1d455da5d19b0dbcdd153770b5c5b97</text:p>
      <text:p text:style-name="P1">232ac5ee88d33d4db86bdb97ad8744f2</text:p>
      <text:p text:style-name="P1">46e4deeed22a4ca51eec6ed4755e1847</text:p>
      <text:p text:style-name="P1">4fa60545fee0f1898828a2dc06d9527d</text:p>
      <text:p text:style-name="P1">ce367a722be8fa4647261a74bd56cbce</text:p>
      <text:p text:style-name="P1">1459a337e179180f84a401945d12d2be</text:p>
      <text:p text:style-name="P1">2d60440d607cf5f23d9823d707750c2e</text:p>
      <text:p text:style-name="P1">f20c23029d09a9f52681cd56055718e6</text:p>
      <text:p text:style-name="P1">1024da985aa243c4f9dfda794c20158b</text:p>
      <text:p text:style-name="P1">e441a57a8fa58706df0b5293a193cc9d</text:p>
      <text:p text:style-name="P1">e7f44bf6079be72fc8cfefc6f62f509b</text:p>
      <text:p text:style-name="P1">c60b6085062a47244c8d55353ee2b7ae</text:p>
      <text:p text:style-name="P1">c8d56131feee39954a472deef3640c29</text:p>
      <text:p text:style-name="P1">9ad7382200f2802f2b01ed877a30b4c4</text:p>
      <text:p text:style-name="P1">2d55c8cbd8339cdcb17f2a851e6cd12c</text:p>
      <text:p text:style-name="P1">777f3857602a8ea0c15b1f882cb07a3e</text:p>
      <text:p text:style-name="P1">-----END OpenVPN Static key V1-----</text:p>
      <text:p text:style-name="P1">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7T19:14:35.438109302</meta:creation-date>
    <dc:date>2020-04-27T19:14:57.649457057</dc:date>
    <meta:editing-duration>P0D</meta:editing-duration>
    <meta:editing-cycles>1</meta:editing-cycles>
    <meta:document-statistic meta:table-count="0" meta:image-count="0" meta:object-count="0" meta:page-count="1" meta:paragraph-count="22" meta:word-count="36" meta:character-count="637" meta:non-whitespace-character-count="602"/>
    <meta:generator>LibreOffice/4.2.8.2$Linux_X86_64 LibreOffice_project/420m0$Build-2</meta:generator>
  </office:meta>
</office:document-meta>
</file>